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7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 presentation:user-transformed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要件定義</text:p>
          </draw:text-box>
        </draw:frame>
        <draw:frame presentation:style-name="pr5" draw:layer="layout" svg:width="25.5cm" svg:height="13cm" svg:x="1cm" svg:y="5.034cm" presentation:class="outline" presentation:user-transformed="true">
          <draw:text-box>
            <text:list text:style-name="L2">
              <text:list-item>
                <text:p>　保全業務の最適化のために下記を</text:p>
              </text:list-item>
              <text:list-item>
                <text:p>・年季の入った16台は集中的に</text:p>
              </text:list-item>
              <text:list-item>
                <text:p>・そうでない機械も業務全体の効率化の見直しのために</text:p>
              </text:list-item>
              <text:list-item>
                <text:p/>
              </text:list-item>
              <text:list-item>
                <text:p>　保全業務AI化の具体化においては、故障箇所の早期発見が肝だと思われます。そのために現在、巡回による以上検知を集中型モニタリングにすべきです。</text:p>
              </text:list-item>
              <text:list-item>
                <text:p>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要件定義項目の列挙</text:p>
          </draw:text-box>
        </draw:frame>
        <draw:frame presentation:style-name="pr5" draw:layer="layout" svg:width="25.5cm" svg:height="13cm" svg:x="2.5cm" svg:y="11.384cm" presentation:class="outline" presentation:user-transformed="true">
          <draw:text-box>
            <text:list text:style-name="L2">
              <text:list-item>
                <text:p>`</text:p>
              </text:list-item>
            </text:list>
          </draw:text-box>
        </draw:frame>
        <draw:frame draw:style-name="gr2" draw:text-style-name="P2" draw:layer="layout" svg:width="22.71cm" svg:height="10.922cm" svg:x="0.508cm" svg:y="5.588cm">
          <draw:text-box>
            <text:p/>
            <text:p>・予測結果の活用方針　故障予測の結果を何に活用するか</text:p>
            <text:p>・目標設計　精度目標をどのように設定するか</text:p>
            <text:p>・対象データ　対象データはなにか</text:p>
            <text:p>・モデリング方針　モデリングに際し、学習用データの期間はどれぐらいとす</text:p>
            <text:p>・モデリング評価方針　どの様は指標を用いて構築モデルを評価すべきか</text:p>
            <text:p>・想定効果　AI導入によって、どの程度の効果が想定できる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要件定義（課題３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. 故障箇所の早期発見による稼働率の低下の減少</text:p>
              </text:list-item>
              <text:list-item>
                <text:p>b. <text:s/>既存データの解析、効率の良いモデルの提案</text:p>
              </text:list-item>
              <text:list-item>
                <text:p>c. <text:s/>数台の工作機械にマイク等を設置し、データ収集、及び分　析</text:p>
              </text:list-item>
              <text:list-item>
                <text:p>d. <text:s/>故障前の異音検知とともにアラートを出す。</text:p>
              </text:list-item>
              <text:list-item>
                <text:p>e. 音源データで、以上検知を90％程度に</text:p>
              </text:list-item>
              <text:list-item>
                <text:p>f. 音響データと故障ログが必要になります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5:17:08.464277542</meta:creation-date>
    <meta:editing-duration>PT7M58S</meta:editing-duration>
    <meta:editing-cycles>3</meta:editing-cycles>
    <meta:generator>LibreOffice/6.4.6.2$Linux_X86_64 LibreOffice_project/40$Build-2</meta:generator>
    <dc:title>Alizarin</dc:title>
    <dc:date>2020-12-14T16:00:22.619224587</dc:date>
    <meta:document-statistic meta:object-count="54"/>
  </office:meta>
</office:document-meta>
</file>